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20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21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2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4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7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8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9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40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41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2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3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4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5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6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7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8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9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50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55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56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57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9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60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2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3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5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6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67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71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72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73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74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97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98" style:family="paragraph" style:parent-style-name="Text_20_body">
      <style:text-properties officeooo:rsid="00404350" officeooo:paragraph-rsid="004163b9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100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101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03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07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08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09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10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16" style:family="paragraph" style:parent-style-name="Text_20_body">
      <style:text-properties officeooo:paragraph-rsid="0074c276"/>
    </style:style>
    <style:style style:name="P117" style:family="paragraph" style:parent-style-name="Text_20_body">
      <style:text-properties officeooo:rsid="0074c276" officeooo:paragraph-rsid="0074c276"/>
    </style:style>
    <style:style style:name="P118" style:family="paragraph" style:parent-style-name="Text_20_body">
      <style:text-properties officeooo:paragraph-rsid="007518c2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 style:list-style-name=""/>
    <style:style style:name="P121" style:family="paragraph" style:parent-style-name="Heading_20_1">
      <style:paragraph-properties fo:break-before="page"/>
      <style:text-properties officeooo:rsid="005df147" officeooo:paragraph-rsid="005df147"/>
    </style:style>
    <style:style style:name="P122" style:family="paragraph" style:parent-style-name="Heading_20_3">
      <style:text-properties fo:font-size="10pt" fo:language="en" fo:country="CA" officeooo:rsid="0026661d" officeooo:paragraph-rsid="0074c276" style:font-size-asian="10pt" style:font-size-complex="10pt"/>
    </style:style>
    <style:style style:name="P123" style:family="paragraph" style:parent-style-name="Heading_20_3">
      <style:text-properties officeooo:paragraph-rsid="004fa06d"/>
    </style:style>
    <style:style style:name="P124" style:family="paragraph" style:parent-style-name="Heading_20_4">
      <style:text-properties officeooo:paragraph-rsid="004fa06d"/>
    </style:style>
    <style:style style:name="P125" style:family="paragraph" style:parent-style-name="Heading_20_4">
      <style:text-properties officeooo:paragraph-rsid="00744181"/>
    </style:style>
    <style:style style:name="P126" style:family="paragraph" style:parent-style-name="Heading_20_4">
      <style:text-properties officeooo:paragraph-rsid="00743d40"/>
    </style:style>
    <style:style style:name="P127" style:family="paragraph" style:parent-style-name="Heading_20_4">
      <style:text-properties officeooo:paragraph-rsid="007125a5"/>
    </style:style>
    <style:style style:name="P128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fo:font-weight="bold" officeooo:rsid="007125a5" style:font-weight-asian="bold" style:font-weight-complex="bold"/>
    </style:style>
    <style:style style:name="T12" style:family="text">
      <style:text-properties fo:font-weight="bold" officeooo:rsid="00743d40" style:font-weight-asian="bold" style:font-weight-complex="bold"/>
    </style:style>
    <style:style style:name="T13" style:family="text">
      <style:text-properties officeooo:rsid="001e1ea3"/>
    </style:style>
    <style:style style:name="T14" style:family="text">
      <style:text-properties officeooo:rsid="001f9b0d"/>
    </style:style>
    <style:style style:name="T15" style:family="text">
      <style:text-properties officeooo:rsid="00218ce0"/>
    </style:style>
    <style:style style:name="T16" style:family="text">
      <style:text-properties officeooo:rsid="002338aa"/>
    </style:style>
    <style:style style:name="T17" style:family="text">
      <style:text-properties officeooo:rsid="0023471c"/>
    </style:style>
    <style:style style:name="T18" style:family="text">
      <style:text-properties officeooo:rsid="00248a81"/>
    </style:style>
    <style:style style:name="T19" style:family="text">
      <style:text-properties officeooo:rsid="0026661d"/>
    </style:style>
    <style:style style:name="T20" style:family="text">
      <style:text-properties officeooo:rsid="00271531"/>
    </style:style>
    <style:style style:name="T21" style:family="text">
      <style:text-properties officeooo:rsid="0027d21b"/>
    </style:style>
    <style:style style:name="T22" style:family="text">
      <style:text-properties officeooo:rsid="00294a6a"/>
    </style:style>
    <style:style style:name="T23" style:family="text">
      <style:text-properties officeooo:rsid="0029df4c"/>
    </style:style>
    <style:style style:name="T24" style:family="text">
      <style:text-properties officeooo:rsid="002b6448"/>
    </style:style>
    <style:style style:name="T25" style:family="text">
      <style:text-properties officeooo:rsid="002ef06e"/>
    </style:style>
    <style:style style:name="T26" style:family="text">
      <style:text-properties officeooo:rsid="003395ea"/>
    </style:style>
    <style:style style:name="T27" style:family="text">
      <style:text-properties officeooo:rsid="0033c0cd"/>
    </style:style>
    <style:style style:name="T28" style:family="text">
      <style:text-properties officeooo:rsid="0038ddac"/>
    </style:style>
    <style:style style:name="T29" style:family="text">
      <style:text-properties officeooo:rsid="003aaece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fo:font-weight="normal" officeooo:rsid="003593df" style:font-weight-asian="normal" style:font-weight-complex="normal"/>
    </style:style>
    <style:style style:name="T35" style:family="text">
      <style:text-properties fo:font-weight="normal" officeooo:rsid="005a0f0c" style:font-weight-asian="normal" style:font-weight-complex="normal"/>
    </style:style>
    <style:style style:name="T36" style:family="text">
      <style:text-properties fo:font-weight="normal" officeooo:rsid="0061c816" style:font-weight-asian="normal" style:font-weight-complex="normal"/>
    </style:style>
    <style:style style:name="T37" style:family="text">
      <style:text-properties fo:font-weight="normal" officeooo:rsid="00678388" style:font-weight-asian="normal" style:font-weight-complex="normal"/>
    </style:style>
    <style:style style:name="T38" style:family="text">
      <style:text-properties fo:font-weight="normal" officeooo:rsid="00684d0a" style:font-weight-asian="normal" style:font-weight-complex="normal"/>
    </style:style>
    <style:style style:name="T39" style:family="text">
      <style:text-properties fo:font-weight="normal" officeooo:rsid="00697c59" style:font-weight-asian="normal" style:font-weight-complex="normal"/>
    </style:style>
    <style:style style:name="T40" style:family="text">
      <style:text-properties fo:font-weight="normal" officeooo:rsid="0074c276" style:font-weight-asian="normal" style:font-weight-complex="normal"/>
    </style:style>
    <style:style style:name="T41" style:family="text">
      <style:text-properties fo:font-weight="normal" officeooo:rsid="00404350" style:font-weight-asian="normal" style:font-weight-complex="normal"/>
    </style:style>
    <style:style style:name="T42" style:family="text">
      <style:text-properties fo:font-weight="normal" officeooo:rsid="005fc750" style:font-weight-asian="normal" style:font-weight-complex="normal"/>
    </style:style>
    <style:style style:name="T43" style:family="text">
      <style:text-properties fo:font-weight="normal" officeooo:rsid="007518c2" style:font-weight-asian="normal" style:font-weight-complex="normal"/>
    </style:style>
    <style:style style:name="T44" style:family="text">
      <style:text-properties officeooo:rsid="003eeb0c"/>
    </style:style>
    <style:style style:name="T45" style:family="text">
      <style:text-properties officeooo:rsid="0040435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4163b9"/>
    </style:style>
    <style:style style:name="T48" style:family="text">
      <style:text-properties officeooo:rsid="0044a89d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467bf9" style:font-size-asian="10pt" style:font-size-complex="10pt"/>
    </style:style>
    <style:style style:name="T51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4" style:family="text">
      <style:text-properties fo:font-size="10pt" fo:language="en" fo:country="CA" style:font-size-asian="10pt" style:font-size-complex="10pt"/>
    </style:style>
    <style:style style:name="T55" style:family="text">
      <style:text-properties fo:font-size="10pt" fo:language="en" fo:country="CA" officeooo:rsid="0074c276" style:font-size-asian="10pt" style:font-size-complex="10pt"/>
    </style:style>
    <style:style style:name="T56" style:family="text">
      <style:text-properties officeooo:rsid="00467bf9"/>
    </style:style>
    <style:style style:name="T57" style:family="text">
      <style:text-properties officeooo:rsid="00472faf"/>
    </style:style>
    <style:style style:name="T58" style:family="text">
      <style:text-properties officeooo:rsid="00485dc1"/>
    </style:style>
    <style:style style:name="T59" style:family="text">
      <style:text-properties officeooo:rsid="0049e2db"/>
    </style:style>
    <style:style style:name="T60" style:family="text">
      <style:text-properties officeooo:rsid="004bb8c3"/>
    </style:style>
    <style:style style:name="T61" style:family="text">
      <style:text-properties officeooo:rsid="004d3dc1"/>
    </style:style>
    <style:style style:name="T62" style:family="text">
      <style:text-properties officeooo:rsid="004e72a8"/>
    </style:style>
    <style:style style:name="T63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4" style:family="text">
      <style:text-properties officeooo:rsid="004fa06d"/>
    </style:style>
    <style:style style:name="T65" style:family="text">
      <style:text-properties officeooo:rsid="00518d37"/>
    </style:style>
    <style:style style:name="T66" style:family="text">
      <style:text-properties officeooo:rsid="00535c5d"/>
    </style:style>
    <style:style style:name="T67" style:family="text">
      <style:text-properties officeooo:rsid="005461f7"/>
    </style:style>
    <style:style style:name="T68" style:family="text">
      <style:text-properties officeooo:rsid="00560aae"/>
    </style:style>
    <style:style style:name="T69" style:family="text">
      <style:text-properties officeooo:rsid="00580456"/>
    </style:style>
    <style:style style:name="T70" style:family="text">
      <style:text-properties officeooo:rsid="005a0299"/>
    </style:style>
    <style:style style:name="T71" style:family="text">
      <style:text-properties officeooo:rsid="005a0f0c"/>
    </style:style>
    <style:style style:name="T72" style:family="text">
      <style:text-properties officeooo:rsid="005ac51c"/>
    </style:style>
    <style:style style:name="T73" style:family="text">
      <style:text-properties officeooo:rsid="006122fb"/>
    </style:style>
    <style:style style:name="T74" style:family="text">
      <style:text-properties style:font-name="Consolas" fo:font-size="8pt" style:font-size-asian="8pt" style:font-size-complex="8pt"/>
    </style:style>
    <style:style style:name="T75" style:family="text">
      <style:text-properties officeooo:rsid="0061c816"/>
    </style:style>
    <style:style style:name="T76" style:family="text">
      <style:text-properties officeooo:rsid="00659ef8"/>
    </style:style>
    <style:style style:name="T77" style:family="text">
      <style:text-properties officeooo:rsid="00678388"/>
    </style:style>
    <style:style style:name="T78" style:family="text">
      <style:text-properties officeooo:rsid="00684d0a"/>
    </style:style>
    <style:style style:name="T79" style:family="text">
      <style:text-properties officeooo:rsid="00697c59"/>
    </style:style>
    <style:style style:name="T80" style:family="text">
      <style:text-properties officeooo:rsid="006ad5b4"/>
    </style:style>
    <style:style style:name="T81" style:family="text">
      <style:text-properties officeooo:rsid="006c3c62"/>
    </style:style>
    <style:style style:name="T82" style:family="text">
      <style:text-properties officeooo:rsid="006e2d9d"/>
    </style:style>
    <style:style style:name="T83" style:family="text">
      <style:text-properties officeooo:rsid="006f31b2"/>
    </style:style>
    <style:style style:name="T84" style:family="text">
      <style:text-properties officeooo:rsid="007125a5"/>
    </style:style>
    <style:style style:name="T85" style:family="text">
      <style:text-properties officeooo:rsid="00743d40"/>
    </style:style>
    <style:style style:name="T86" style:family="text">
      <style:text-properties officeooo:rsid="003cff04"/>
    </style:style>
    <style:style style:name="T87" style:family="text">
      <style:text-properties officeooo:rsid="0074c276"/>
    </style:style>
    <style:style style:name="T88" style:family="text">
      <style:text-properties officeooo:rsid="00758aac"/>
    </style:style>
    <style:style style:name="T89" style:family="text">
      <style:text-properties officeooo:rsid="0077c69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6">P</text:span>recursors</text:p>
      <text:p text:style-name="P110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5">F</text:span>oreword <text:span text:style-name="T57">and credits</text:span><text:bookmark-end text:name="__RefHeading___Toc1073_3271568549"/></text:h>
      <text:p text:style-name="P98">This is a mod <text:span text:style-name="T76">for</text:span> the <text:span text:style-name="T61">wonderful</text:span> game <text:span text:style-name="T47">developed by Ray Fowler:</text:span> <text:span text:style-name="T5">Remnants of the Precursors</text:span><text:span text:style-name="T31">, which is a modernization of the 1993 strategy game "Master of Orion"</text:span></text:p>
      <text:p text:style-name="P107">Links <text:span text:style-name="T77">to the creator</text:span></text:p>
      <text:p text:style-name="P99"><text:span text:style-name="T46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99"><text:span text:style-name="T46">Community subreddit:</text:span> <text:a xlink:type="simple" xlink:href="https://www.reddit.com/r/rotp/" text:style-name="Internet_20_link" text:visited-style-name="Visited_20_Internet_20_Link">https://www.reddit.com/r/rotp/</text:a></text:p>
      <text:p text:style-name="P99"><text:span text:style-name="T46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99"><text:span text:style-name="T46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99"/>
      <text:p text:style-name="P108">Links <text:span text:style-name="T77">to the other modders</text:span></text:p>
      <text:p text:style-name="P101">This mod also include the <text:span text:style-name="T56">major </text:span>contributions of several active modders:</text:p>
      <text:p text:style-name="P102">The <text:span text:style-name="T45">Fusion </text:span>m<text:span text:style-name="T45">od </text:span>with it challenging AI by Xilmi.</text:p>
      <text:p text:style-name="P100"><text:span text:style-name="T49"><text:tab/></text:span><text:span text:style-name="T50">GitHub</text:span><text:span text:style-name="T49"> site: </text:span><text:a xlink:type="simple" xlink:href="https://github.com/Xilmi/rotp-coder/releases/" text:style-name="Internet_20_link" text:visited-style-name="Visited_20_Internet_20_Link"><text:span text:style-name="T49">https://github.com/Xilmi/rotp-coder/releases/</text:span></text:a></text:p>
      <text:p text:style-name="P102">The Modnar mod with its nice addition by <text:span text:style-name="T48">M</text:span>odnar_<text:span text:style-name="T48">H</text:span>ajile</text:p>
      <text:p text:style-name="P109"><text:span text:style-name="T51"><text:tab/></text:span><text:span text:style-name="T52">GitHub</text:span><text:span text:style-name="T51"> site: </text:span><text:a xlink:type="simple" xlink:href="https://github.com/modnar-hajile/rotp/releases/" text:style-name="Internet_20_link" text:visited-style-name="Visited_20_Internet_20_Link"><text:span text:style-name="T53">https://github.com/modnar-hajile/rotp/releases/</text:span></text:a></text:p>
      <text:p text:style-name="P102">The Governor mod, <text:span text:style-name="T48">the indispensable micro management remover, by coder111</text:span></text:p>
      <text:p text:style-name="P109"><text:span text:style-name="T51"><text:tab/></text:span><text:span text:style-name="T52">GitHub</text:span><text:span text:style-name="T51"> site: </text:span><text:a xlink:type="simple" xlink:href="https://github.com/coder111111/rotp-public/releases/" text:style-name="Internet_20_link" text:visited-style-name="Visited_20_Internet_20_Link"><text:span text:style-name="T53">https://github.com/coder111111/rotp-public/releases/</text:span></text:a></text:p>
      <text:p text:style-name="P103"/>
      <text:p text:style-name="P108">Links <text:span text:style-name="T77">to </text:span><text:span text:style-name="T79">BrokenRegistry</text:span><text:span text:style-name="T77"> Profiles Manager Mods</text:span></text:p>
      <text:p text:style-name="P101"><text:span text:style-name="T78">Common Web Site</text:span><text:span text:style-name="T77">:<text:tab/></text:span><text:a xlink:type="simple" xlink:href="https://brokenregistry.github.io/" text:style-name="Internet_20_link" text:visited-style-name="Visited_20_Internet_20_Link"><text:span text:style-name="T77">https://brokenregistry.github.io</text:span></text:a></text:p>
      <text:p text:style-name="P116"><text:span text:style-name="T38">Last </text:span><text:span text:style-name="T40">PDF </text:span><text:span text:style-name="T38">version of this file</text:span><text:span text:style-name="T37">:<text:tab/></text:span><text:a xlink:type="simple" xlink:href="https://brokenregistry.github.io/pdf/Profiles.pdf" text:style-name="Internet_20_link" text:visited-style-name="Visited_20_Internet_20_Link"><text:span text:style-name="T39">https://brokenregistry.github.io/pdf/Profiles.pdf</text:span></text:a><text:span text:style-name="T39"> </text:span></text:p>
      <text:p text:style-name="P116"><text:span text:style-name="T38">Last </text:span><text:span text:style-name="T40">original </text:span><text:span text:style-name="T38">version of this file</text:span><text:span text:style-name="T37">:<text:tab/></text:span><text:a xlink:type="simple" xlink:href="https://brokenregistry.github.io/pdf/Profiles.odt" text:style-name="Internet_20_link" text:visited-style-name="Visited_20_Internet_20_Link"><text:span text:style-name="T39">https://brokenregistry.github.io/pdf/Profiles.</text:span></text:a><text:a xlink:type="simple" xlink:href="https://brokenregistry.github.io/pdf/Profiles.odt" text:style-name="Internet_20_link" text:visited-style-name="Visited_20_Internet_20_Link"><text:span text:style-name="T40">odt</text:span></text:a></text:p>
      <text:p text:style-name="P118"><text:span text:style-name="T43">Base</text:span><text:span text:style-name="T37"> fork:<text:tab/></text:span><text:a xlink:type="simple" xlink:href="https://github.com/BrokenRegistry/Rotp-Base-BR/releases" text:style-name="Internet_20_link" text:visited-style-name="Visited_20_Internet_20_Link"><text:span text:style-name="T43">https://github.com/BrokenRegistry/Rotp-Base-BR/releases</text:span></text:a></text:p>
      <text:p text:style-name="P118"><text:span text:style-name="T37">M</text:span><text:span text:style-name="T41">od</text:span><text:span text:style-name="T37">nar fork:<text:tab/></text:span><text:a xlink:type="simple" xlink:href="https://github.com/BrokenRegistry/Rotp-Modnar-BR/releases" text:style-name="Internet_20_link" text:visited-style-name="Visited_20_Internet_20_Link"><text:span text:style-name="T42">https://github.com/BrokenRegistry/</text:span></text:a><text:a xlink:type="simple" xlink:href="https://github.com/BrokenRegistry/Rotp-Modnar-BR/releases" text:style-name="Internet_20_link" text:visited-style-name="Visited_20_Internet_20_Link"><text:span text:style-name="T37">R</text:span></text:a><text:a xlink:type="simple" xlink:href="https://github.com/BrokenRegistry/Rotp-Modnar-BR/releases" text:style-name="Internet_20_link" text:visited-style-name="Visited_20_Internet_20_Link"><text:span text:style-name="T42">otp-</text:span></text:a><text:a xlink:type="simple" xlink:href="https://github.com/BrokenRegistry/Rotp-Modnar-BR/releases" text:style-name="Internet_20_link" text:visited-style-name="Visited_20_Internet_20_Link"><text:span text:style-name="T37">Modnar-BR</text:span></text:a><text:a xlink:type="simple" xlink:href="https://github.com/BrokenRegistry/Rotp-Modnar-BR/releases" text:style-name="Internet_20_link" text:visited-style-name="Visited_20_Internet_20_Link"><text:span text:style-name="T42">/releases</text:span></text:a><text:span text:style-name="T42"> </text:span><text:span text:style-name="T43">(with extended races)</text:span></text:p>
      <text:p text:style-name="P118"><text:span text:style-name="T37">Xilmi fork:<text:tab/></text:span><text:a xlink:type="simple" xlink:href="https://github.com/BrokenRegistry/rotp-Xilmi-BR/releases" text:style-name="Internet_20_link" text:visited-style-name="Visited_20_Internet_20_Link"><text:span text:style-name="T43">https://github.com/BrokenRegistry/rotp-Xilmi-BR/releases</text:span></text:a></text:p>
      <text:p text:style-name="P118"><text:span text:style-name="T43">Mixed contributions</text:span><text:span text:style-name="T37">:<text:tab/></text:span><text:a xlink:type="simple" xlink:href="https://github.com/BrokenRegistry/rotp-C-M-X-BR/releases" text:style-name="Internet_20_link" text:visited-style-name="Visited_20_Internet_20_Link"><text:span text:style-name="T43">https://github.com/BrokenRegistry/rotp-C-M-X-BR/releases</text:span></text:a></text:p>
      <text:p text:style-name="P104">Based on Coder, Modnar and Xilmi mods, with all the extra races. New things are tested there.</text:p>
      <text:p text:style-name="P104">Of course not game save compatible!</text:p>
      <text:h text:style-name="P119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7">This mod change nothing to the game without the user asking for a specific action!</text:p>
      <text:p text:style-name="P73">This mod is s<text:span text:style-name="T57">ave game compatible with the mod it </text:span><text:span text:style-name="T80">forked</text:span><text:span text:style-name="T57">, this is </text:span><text:span text:style-name="T61">mandatory to</text:span><text:span text:style-name="T57"> allow </text:span><text:span text:style-name="T61">the </text:span><text:span text:style-name="T57">editing of the game files.</text:span></text:p>
      <text:p text:style-name="P27"/>
      <text:h text:style-name="Heading_20_3" text:outline-level="3"><text:bookmark-start text:name="__RefHeading___Toc1079_3271568549"/>Main functionalities:<text:bookmark-end text:name="__RefHeading___Toc1079_3271568549"/></text:h>
      <text:p text:style-name="P28">This mod allows <text:span text:style-name="T3">to save and reuse user preferred configurations as profiles.</text:span></text:p>
      <text:p text:style-name="P27">Each profiles may affects all parameters or only some!</text:p>
      <text:p text:style-name="P27">Several partial profiles can be loaded together to be combined.</text:p>
      <text:p text:style-name="P105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06">There is option<text:span text:style-name="T84">s</text:span> to ask for a random parameter<text:span text:style-name="T88">s</text:span>.</text:p>
      <text:p text:style-name="P115">If you have no interest for some parameters, you may hide them to reduce the file size.</text:p>
      <text:p text:style-name="P106"/>
      <text:p text:style-name="P42"><text:span text:style-name="T89">Some Game File editing, w</text:span><text:span text:style-name="T58">hen loading a game file, </text:span><text:span text:style-name="T61">you have the </text:span><text:span text:style-name="T84">possibility</text:span><text:span text:style-name="T61"> to change </text:span>some parameters. <text:span text:style-name="T24">(The file it self is not altered)</text:span></text:p>
      <text:p text:style-name="P41"/>
      <text:h text:style-name="Heading_20_3" text:outline-level="3"><text:bookmark-start text:name="__RefHeading___Toc1081_3271568549"/><text:span text:style-name="T58">Workflow</text:span>:<text:bookmark-end text:name="__RefHeading___Toc1081_3271568549"/></text:h>
      <text:p text:style-name="P29">- The Standard configuration file (Remnant.cfg) is loaded.</text:p>
      <text:p text:style-name="P28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30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30">- <text:span text:style-name="T4">Before every action, the </text:span><text:span text:style-name="T3">Profiles</text:span>.cfg <text:span text:style-name="T4">is reloaded to take account of possible </text:span><text:span text:style-name="T58">user</text:span><text:span text:style-name="T4"> change</text:span><text:span text:style-name="T58">s</text:span><text:span text:style-name="T4">! </text:span><text:span text:style-name="T61">(Your preferred text file editor is the interface!</text:span></text:p>
      <text:p text:style-name="P34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8">in the </text:span><text:span text:style-name="T3">Profiles</text:span>.cfg<text:span text:style-name="T4">.</text:span></text:p>
      <text:p text:style-name="P34">- <text:span text:style-name="T4">To change a game file. Go to load menu, select the file and press “X”.</text:span></text:p>
      <text:p text:style-name="P43"><text:tab/><text:span text:style-name="T24">The file it self is not altered, but at the next saving, the new configuration will be saved too.</text:span></text:p>
      <text:p text:style-name="P29"/>
      <text:h text:style-name="Heading_20_3" text:outline-level="3"><text:bookmark-start text:name="__RefHeading___Toc1083_3271568549"/>Other functionalities:<text:bookmark-end text:name="__RefHeading___Toc1083_3271568549"/></text:h>
      <text:p text:style-name="P30">- <text:span text:style-name="T4">The default Star spacing can be adjusted.</text:span></text:p>
      <text:p text:style-name="P44">- The probability of Star <text:span text:style-name="T61">Type</text:span> can be adjusted.</text:p>
      <text:p text:style-name="P44">- The probability of <text:span text:style-name="T61">Planet</text:span> <text:span text:style-name="T61">Type</text:span> can be adjusted.</text:p>
      <text:p text:style-name="P40">- <text:span text:style-name="T13">The available opponent Races can be filtered.</text:span></text:p>
      <text:p text:style-name="P40">- <text:span text:style-name="T13">The available </text:span><text:span text:style-name="T88">AI</text:span><text:span text:style-name="T13"> can be filtered.</text:span></text:p>
      <text:p text:style-name="P40">- <text:span text:style-name="T61">The rolling sequence of the flags can be changed.</text:span></text:p>
      <text:p text:style-name="P30">- <text:span text:style-name="T58">Some Galaxy Pa</text:span><text:span text:style-name="T80">n</text:span><text:span text:style-name="T58"> zooming factors can be adjusted.</text:span></text:p>
      <text:p text:style-name="P30">- <text:span text:style-name="T88">Symmetric galaxies are now available</text:span></text:p>
      <text:p text:style-name="P30">- <text:span text:style-name="T88">Up to 6 companions words available, with a little bit of randomness.</text:span></text:p>
      <text:p text:style-name="P30">- <text:span text:style-name="T88">Restored the Fuel Range options</text:span></text:p>
      <text:p text:style-name="P30">- <text:span text:style-name="T89">Some more mouse control on GUI (Modnar and advanced)</text:span>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4">Table of Contents</text:p>
          </text:index-title>
          <text:p text:style-name="P111"><text:a xlink:type="simple" xlink:href="#__RefHeading___Toc1073_3271568549" text:style-name="Index_20_Link" text:visited-style-name="Index_20_Link">Foreword and credits<text:tab/>1</text:a></text:p>
          <text:p text:style-name="P111"><text:a xlink:type="simple" xlink:href="#__RefHeading___Toc1075_3271568549" text:style-name="Index_20_Link" text:visited-style-name="Index_20_Link">Introduction<text:tab/>2</text:a></text:p>
          <text:p text:style-name="P112"><text:a xlink:type="simple" xlink:href="#__RefHeading___Toc1077_3271568549" text:style-name="Index_20_Link" text:visited-style-name="Index_20_Link">Main priority for Profiles Manager:<text:tab/>2</text:a></text:p>
          <text:p text:style-name="P112"><text:a xlink:type="simple" xlink:href="#__RefHeading___Toc1079_3271568549" text:style-name="Index_20_Link" text:visited-style-name="Index_20_Link">Main functionalities:<text:tab/>2</text:a></text:p>
          <text:p text:style-name="P112"><text:a xlink:type="simple" xlink:href="#__RefHeading___Toc1081_3271568549" text:style-name="Index_20_Link" text:visited-style-name="Index_20_Link">Workflow:<text:tab/>2</text:a></text:p>
          <text:p text:style-name="P112"><text:a xlink:type="simple" xlink:href="#__RefHeading___Toc1083_3271568549" text:style-name="Index_20_Link" text:visited-style-name="Index_20_Link">Other functionalities:<text:tab/>2</text:a></text:p>
          <text:p text:style-name="P111"><text:a xlink:type="simple" xlink:href="#__RefHeading___Toc1085_3271568549" text:style-name="Index_20_Link" text:visited-style-name="Index_20_Link">How to use it<text:tab/>4</text:a></text:p>
          <text:p text:style-name="P112"><text:a xlink:type="simple" xlink:href="#__RefHeading___Toc1149_3166989914" text:style-name="Index_20_Link" text:visited-style-name="Index_20_Link">GUI Key assignations<text:tab/>4</text:a></text:p>
          <text:p text:style-name="P112"><text:a xlink:type="simple" xlink:href="#__RefHeading___Toc1151_3166989914" text:style-name="Index_20_Link" text:visited-style-name="Index_20_Link">Main Menu Key assignations<text:tab/>4</text:a></text:p>
          <text:p text:style-name="P112"><text:a xlink:type="simple" xlink:href="#__RefHeading___Toc1153_3166989914" text:style-name="Index_20_Link" text:visited-style-name="Index_20_Link">Parameters that may be used to change a game:<text:tab/>4</text:a></text:p>
          <text:p text:style-name="P111"><text:a xlink:type="simple" xlink:href="#__RefHeading___Toc1155_3166989914" text:style-name="Index_20_Link" text:visited-style-name="Index_20_Link">BrokenRegistry Added Parameters<text:tab/>6</text:a></text:p>
          <text:p text:style-name="P112"><text:a xlink:type="simple" xlink:href="#__RefHeading___Toc1087_3271568549" text:style-name="Index_20_Link" text:visited-style-name="Index_20_Link">Additions in Remnant.cfg<text:tab/>6</text:a></text:p>
          <text:p text:style-name="P113"><text:a xlink:type="simple" xlink:href="#__RefHeading___Toc1157_3166989914" text:style-name="Index_20_Link" text:visited-style-name="Index_20_Link">- SHOW_FLEET_FACTOR:<text:tab/>6</text:a></text:p>
          <text:p text:style-name="P113"><text:a xlink:type="simple" xlink:href="#__RefHeading___Toc1159_3166989914" text:style-name="Index_20_Link" text:visited-style-name="Index_20_Link">- SHOW_FLAG_FACTOR:<text:tab/>6</text:a></text:p>
          <text:p text:style-name="P113"><text:a xlink:type="simple" xlink:href="#__RefHeading___Toc1161_3166989914" text:style-name="Index_20_Link" text:visited-style-name="Index_20_Link">- SHOW_PATH_FACTOR:<text:tab/>6</text:a></text:p>
          <text:p text:style-name="P113"><text:a xlink:type="simple" xlink:href="#__RefHeading___Toc1163_3166989914" text:style-name="Index_20_Link" text:visited-style-name="Index_20_Link">- SHOW_NAME_MIN_FONT:<text:tab/>6</text:a></text:p>
          <text:p text:style-name="P113"><text:a xlink:type="simple" xlink:href="#__RefHeading___Toc1165_3166989914" text:style-name="Index_20_Link" text:visited-style-name="Index_20_Link">- SHOW_INFO_FONT_RATIO:<text:tab/>6</text:a></text:p>
          <text:p text:style-name="P113"><text:a xlink:type="simple" xlink:href="#__RefHeading___Toc1167_3166989914" text:style-name="Index_20_Link" text:visited-style-name="Index_20_Link">- MAP_FONT_FACTOR:<text:tab/>6</text:a></text:p>
          <text:p text:style-name="P112"><text:a xlink:type="simple" xlink:href="#__RefHeading___Toc1087_32715685491" text:style-name="Index_20_Link" text:visited-style-name="Index_20_Link">Additions in Profiles.cfg<text:tab/>6</text:a></text:p>
          <text:p text:style-name="P113"><text:a xlink:type="simple" xlink:href="#__RefHeading___Toc1236_3166989914" text:style-name="Index_20_Link" text:visited-style-name="Index_20_Link">MAXIMIZE EMPIRES SPACING:<text:tab/>6</text:a></text:p>
          <text:p text:style-name="P113"><text:a xlink:type="simple" xlink:href="#__RefHeading___Toc1238_3166989914" text:style-name="Index_20_Link" text:visited-style-name="Index_20_Link">MIN STARS PER EMPIRE:<text:tab/>6</text:a></text:p>
          <text:p text:style-name="P113"><text:a xlink:type="simple" xlink:href="#__RefHeading___Toc1240_3166989914" text:style-name="Index_20_Link" text:visited-style-name="Index_20_Link">PREF STARS PER EMPIRE:<text:tab/>6</text:a></text:p>
          <text:p text:style-name="P113"><text:a xlink:type="simple" xlink:href="#__RefHeading___Toc1242_3166989914" text:style-name="Index_20_Link" text:visited-style-name="Index_20_Link">STAR TYPE PROBABILITY:<text:tab/>6</text:a></text:p>
          <text:p text:style-name="P113"><text:a xlink:type="simple" xlink:href="#__RefHeading___Toc1244_3166989914" text:style-name="Index_20_Link" text:visited-style-name="Index_20_Link">PLANET TYPE PROBABILITY GLOBAL:<text:tab/>7</text:a></text:p>
          <text:p text:style-name="P113"><text:a xlink:type="simple" xlink:href="#__RefHeading___Toc1246_3166989914" text:style-name="Index_20_Link" text:visited-style-name="Index_20_Link">PLANET TYPE PROBABILITY STAR COLOUR:<text:tab/>7</text:a></text:p>
          <text:p text:style-name="P113"><text:a xlink:type="simple" xlink:href="#__RefHeading___Toc1248_3166989914" text:style-name="Index_20_Link" text:visited-style-name="Index_20_Link">GUI RACE FILTER: (available in Galaxy UI)<text:tab/>7</text:a></text:p>
          <text:p text:style-name="P113"><text:a xlink:type="simple" xlink:href="#__RefHeading___Toc1248_31669899141" text:style-name="Index_20_Link" text:visited-style-name="Index_20_Link">GUI AI FILTER: (available in Galaxy UI)<text:tab/>7</text:a></text:p>
          <text:p text:style-name="P113"><text:a xlink:type="simple" xlink:href="#__RefHeading___Toc1250_3166989914" text:style-name="Index_20_Link" text:visited-style-name="Index_20_Link">GAME RACE FILTER: (available in Galaxy UI)<text:tab/>7</text:a></text:p>
          <text:p text:style-name="P113"><text:a xlink:type="simple" xlink:href="#__RefHeading___Toc1250_316698991412" text:style-name="Index_20_Link" text:visited-style-name="Index_20_Link">GAME AI FILTER: (available in Galaxy UI)<text:tab/>7</text:a></text:p>
          <text:p text:style-name="P113"><text:a xlink:type="simple" xlink:href="#__RefHeading___Toc3915_1109542999" text:style-name="Index_20_Link" text:visited-style-name="Index_20_Link">GUI PRESET OPPONENT: (available in Galaxy UI)<text:tab/>7</text:a></text:p>
          <text:p text:style-name="P113"><text:a xlink:type="simple" xlink:href="#__RefHeading___Toc1252_31669899141" text:style-name="Index_20_Link" text:visited-style-name="Index_20_Link">GUI PRESET AI: (available in Galaxy UI)<text:tab/>8</text:a></text:p>
          <text:p text:style-name="P113"><text:a xlink:type="simple" xlink:href="#__RefHeading___Toc1254_3166989914" text:style-name="Index_20_Link" text:visited-style-name="Index_20_Link">START PRESET OPPONENT: (available in Galaxy UI)<text:tab/>8</text:a></text:p>
          <text:p text:style-name="P113"><text:a xlink:type="simple" xlink:href="#__RefHeading___Toc1254_31669899141" text:style-name="Index_20_Link" text:visited-style-name="Index_20_Link">START PRESET AI: (available in Galaxy UI)<text:tab/>8</text:a></text:p>
          <text:p text:style-name="P111"><text:a xlink:type="simple" xlink:href="#__RefHeading___Toc1231_3166989914" text:style-name="Index_20_Link" text:visited-style-name="Index_20_Link">File Content Description<text:tab/>10</text:a></text:p>
          <text:p text:style-name="P112"><text:a xlink:type="simple" xlink:href="#__RefHeading___Toc3917_1109542999" text:style-name="Index_20_Link" text:visited-style-name="Index_20_Link">Parameter example<text:tab/>11</text:a></text:p>
          <text:p text:style-name="P113"><text:a xlink:type="simple" xlink:href="#__RefHeading___Toc3919_1109542999" text:style-name="Index_20_Link" text:visited-style-name="Index_20_Link">LOCAL ENABLE:<text:tab/>11</text:a></text:p>
          <text:p text:style-name="P113"><text:a xlink:type="simple" xlink:href="#__RefHeading___Toc3921_1109542999" text:style-name="Index_20_Link" text:visited-style-name="Index_20_Link">History: (informative)<text:tab/>11</text:a></text:p>
          <text:p text:style-name="P112"><text:a xlink:type="simple" xlink:href="#__RefHeading___Toc3923_1109542999" text:style-name="Index_20_Link" text:visited-style-name="Index_20_Link">Hidden Parameters<text:tab/>12</text:a></text:p>
          <text:p text:style-name="P111"><text:a xlink:type="simple" xlink:href="#__RefHeading___Toc1231_31669899141" text:style-name="Index_20_Link" text:visited-style-name="Index_20_Link">Content of the initial Profile.cfg<text:tab/>13</text:a></text:p>
        </text:index-body>
      </text:table-of-content>
      <text:h text:style-name="P120" text:outline-level="1"/>
      <text:h text:style-name="P119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59">GUI </text:span>Key assignations<text:bookmark-end text:name="__RefHeading___Toc1149_3166989914"/></text:h>
      <text:p text:style-name="P50">To load a profile to the current GUI, press “L”, or “Shift-L” for all GUI:</text:p>
      <text:p text:style-name="P51"><text:span text:style-name="T62">All t</text:span>he profiles containing the action “Load” will be loaded, <text:span text:style-name="T62">and if some affect the same parameter, the last profile win. </text:span></text:p>
      <text:p text:style-name="P50"/>
      <text:p text:style-name="P52">To <text:span text:style-name="T23">use the alternative </text:span>load, press “<text:span text:style-name="T23">R</text:span>”, or “Shift-<text:span text:style-name="T23">R</text:span>” for all GUI:</text:p>
      <text:p text:style-name="P58"><text:span text:style-name="T62">All t</text:span>he profiles containing the action “<text:span text:style-name="T23">Surprise</text:span>” will be loaded. <text:span text:style-name="T23">(I use it for profile set to Random)</text:span></text:p>
      <text:p text:style-name="P52"/>
      <text:p text:style-name="P60">To load the BrokenRegistry specific parameters, <text:span text:style-name="T22">press “</text:span>B<text:span text:style-name="T22">” for “</text:span>Load<text:span text:style-name="T22">” </text:span>action<text:span text:style-name="T22">, or “Shift-</text:span>B<text:span text:style-name="T22">” for “</text:span><text:span text:style-name="T23">Surprise</text:span><text:span text:style-name="T22">” </text:span>action<text:span text:style-name="T22">:</text:span></text:p>
      <text:p text:style-name="P61">Having no GUI, I has to use a specific Key!</text:p>
      <text:p text:style-name="P60"/>
      <text:p text:style-name="P52">To load <text:span text:style-name="T23">the Default value</text:span> to the current GUI, press “<text:span text:style-name="T23">D</text:span>”, or “Shift-<text:span text:style-name="T23">D</text:span>” for all GUI:</text:p>
      <text:p text:style-name="P53">The <text:span text:style-name="T23">GUI value will be set to the internal default values</text:span>.</text:p>
      <text:p text:style-name="P52"/>
      <text:p text:style-name="P59">To <text:span text:style-name="T23">re</text:span>load <text:span text:style-name="T23">the Initial value</text:span> to the current GUI, press “<text:span text:style-name="T23">I</text:span>”, or “Shift-<text:span text:style-name="T23">I</text:span>” for all GUI:</text:p>
      <text:p text:style-name="P58">The <text:span text:style-name="T23">GUI value will be set to the values present when launching ROTP.</text:span></text:p>
      <text:p text:style-name="P59"/>
      <text:p text:style-name="P59">To <text:span text:style-name="T23">re</text:span>load <text:span text:style-name="T23">the </text:span><text:span text:style-name="T62">last session</text:span><text:span text:style-name="T23"> value</text:span><text:span text:style-name="T62">s </text:span>to the current GUI, press “<text:span text:style-name="T62">F</text:span>” <text:span text:style-name="T62">(</text:span><text:span text:style-name="T63">F</text:span><text:span text:style-name="T62">ormer)</text:span>, or “Shift-<text:span text:style-name="T62">F</text:span>” for all GUI:</text:p>
      <text:p text:style-name="P58">The <text:span text:style-name="T23">GUI value will be set to the values present </text:span><text:span text:style-name="T62">the last time </text:span><text:span text:style-name="T23">ROTP </text:span><text:span text:style-name="T62">was closed</text:span><text:span text:style-name="T23">.</text:span></text:p>
      <text:p text:style-name="P59"/>
      <text:p text:style-name="P59">To <text:span text:style-name="T23">re</text:span>load <text:span text:style-name="T23">the </text:span><text:span text:style-name="T62">last</text:span><text:span text:style-name="T23"> </text:span><text:span text:style-name="T62">played game </text:span><text:span text:style-name="T23">value</text:span> to the current GUI, press “<text:span text:style-name="T62">G</text:span>”, or “Shift-<text:span text:style-name="T62">G</text:span>” for all GUI:</text:p>
      <text:p text:style-name="P58">The <text:span text:style-name="T23">GUI value will be set to the values </text:span><text:span text:style-name="T62">of the last played Game.</text:span></text:p>
      <text:p text:style-name="P59"/>
      <text:p text:style-name="P62">To Save All parameters to the file Profiles.cfg, <text:span text:style-name="T22">press “</text:span>U<text:span text:style-name="T22">”.</text:span></text:p>
      <text:p text:style-name="P65"/>
      <text:h text:style-name="Heading_20_3" text:outline-level="3"><text:bookmark-start text:name="__RefHeading___Toc1151_3166989914"/>Main Menu Key assignations<text:bookmark-end text:name="__RefHeading___Toc1151_3166989914"/></text:h>
      <text:p text:style-name="P57"><text:span text:style-name="T64">To l</text:span>oad <text:span text:style-name="T64">All </text:span>Profiles with option "Surprise" and <text:span text:style-name="T60">directly S</text:span>tart <text:span text:style-name="T60">the</text:span> Game: <text:span text:style-name="T60">P</text:span>ress “Shift-<text:span text:style-name="T60">R</text:span>”...</text:p>
      <text:p text:style-name="P74">Somehow, you will then be at the same level as the AI: Not choosing the game configuration! </text:p>
      <text:p text:style-name="P56"/>
      <text:p text:style-name="P63">To Change a game file <text:span text:style-name="T84">on load</text:span>:</text:p>
      <text:p text:style-name="P63"><text:tab/>Go to <text:span text:style-name="T64">the </text:span>Load Menu, select the file and press “X”.</text:p>
      <text:p text:style-name="P63"/>
      <text:p text:style-name="P66"><text:span text:style-name="T81">Experimental: </text:span>To <text:span text:style-name="T81">personalize profile manager appearance, go to the config Menu and press “P”.</text:span></text:p>
      <text:p text:style-name="P95">A new “ProfileManager.json” configuration file will be generated.</text:p>
      <text:p text:style-name="P95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2">m</text:span>ended).</text:p>
      <text:p text:style-name="P96">The <text:span text:style-name="T81"><text:s/>“ProfileManager.json” </text:span>file will then be loaded when starting rotp.</text:p>
      <text:p text:style-name="P66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63">...No galaxy options... Of course!!!</text:p>
      <text:p text:style-name="P63"/>
      <text:p text:style-name="P63">PLAYER RACE:</text:p>
      <text:p text:style-name="P75">This is not for cheating purpose, and it was not tested for this.</text:p>
      <text:p text:style-name="P75"><text:span text:style-name="T24">I use it to restart a game with another race, and </text:span>this<text:span text:style-name="T24"> works well...</text:span></text:p>
      <text:p text:style-name="P64">I don’t know what happen if used late in the game... Tell us your funny story!</text:p>
      <text:p text:style-name="P63"/>
      <text:p text:style-name="P63">PLAYER COLOR:</text:p>
      <text:p text:style-name="P52">PLAYER HOMEWORLD: <text:span text:style-name="T24">(and the MODNAR extra home worlds)</text:span></text:p>
      <text:p text:style-name="P52">PLAYER NAME:</text:p>
      <text:p text:style-name="P53"><text:soft-page-break/>... <text:span text:style-name="T24">Well if you change the race, you better change these too!</text:span></text:p>
      <text:p text:style-name="P52"/>
      <text:p text:style-name="P52">RANDOM EVENTS:</text:p>
      <text:p text:style-name="P68">As we often forget to set it!</text:p>
      <text:p text:style-name="P68">If the event is already started: it’s too late, but you can avoid the next...</text:p>
      <text:p text:style-name="P67"/>
      <text:p text:style-name="P54">COUNCIL:</text:p>
      <text:p text:style-name="P67">TECH TRADING:</text:p>
      <text:p text:style-name="P67">COLONIZING:</text:p>
      <text:p text:style-name="P67">ALWAYS STAR GATES:</text:p>
      <text:p text:style-name="P67">ALWAYS THORIUM:</text:p>
      <text:p text:style-name="P68">Those <text:span text:style-name="T25">are implemented but</text:span> haven’t bean tested very much... Feed back is welcome!</text:p>
      <text:p text:style-name="P67"/>
      <text:p text:style-name="P67">And for info, those are not stored in the game, but in “Remnant.cfg”.</text:p>
      <text:p text:style-name="P68">CUSTOM DIFFICULTY</text:p>
      <text:p text:style-name="P68">DYNAMIC DIFFICULTY</text:p>
      <text:p text:style-name="P68">MISSILE SIZE MODIFIER</text:p>
      <text:h text:style-name="P119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34">The <text:span text:style-name="T13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36"><text:span text:style-name="T13">To adjust the </text:span><text:span text:style-name="T14">g</text:span><text:span text:style-name="T13">alaxy </text:span><text:span text:style-name="T14">m</text:span><text:span text:style-name="T13">ap fleets disappearance while zooming</text:span><text:span text:style-name="T4">.<text:line-break/></text:span><text:span text:style-name="T15">Bigger factor means stay longer to the screen</text:span><text:tab/><text:span text:style-name="T15">Default value = 1.0</text:span></text:p>
      <text:h text:style-name="P124" text:outline-level="4"><text:bookmark-start text:name="__RefHeading___Toc1159_3166989914"/>- SHOW_<text:span text:style-name="T13">FLAG</text:span>_FACTOR:<text:bookmark-end text:name="__RefHeading___Toc1159_3166989914"/></text:h>
      <text:p text:style-name="P36"><text:span text:style-name="T13">To adjust the </text:span><text:span text:style-name="T14">g</text:span><text:span text:style-name="T13">alaxy </text:span><text:span text:style-name="T14">m</text:span><text:span text:style-name="T13">ap flags disappearance while zooming</text:span><text:span text:style-name="T4">.</text:span></text:p>
      <text:p text:style-name="P35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1_3166989914"/>- SHOW_<text:span text:style-name="T13">PATH</text:span>_FACTOR:<text:bookmark-end text:name="__RefHeading___Toc1161_3166989914"/></text:h>
      <text:p text:style-name="P36"><text:span text:style-name="T13">To adjust the </text:span><text:span text:style-name="T14">g</text:span><text:span text:style-name="T13">alaxy </text:span><text:span text:style-name="T14">m</text:span><text:span text:style-name="T13">ap paths disappearance while zooming</text:span><text:span text:style-name="T4">.</text:span></text:p>
      <text:p text:style-name="P35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6"><text:span text:style-name="T13">To adjust the </text:span><text:span text:style-name="T14">g</text:span><text:span text:style-name="T13">alaxy </text:span><text:span text:style-name="T14">m</text:span><text:span text:style-name="T13">ap </text:span><text:span text:style-name="T14">s</text:span><text:span text:style-name="T13">tar </text:span><text:span text:style-name="T14">n</text:span><text:span text:style-name="T13">ame disappearance</text:span><text:span text:style-name="T4">.</text:span></text:p>
      <text:p text:style-name="P35"><text:span text:style-name="T15">Smaller value means stay longer to the screen</text:span><text:tab/><text:span text:style-name="T15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6"><text:span text:style-name="T59">T</text:span><text:span text:style-name="T13">o adjust the </text:span><text:span text:style-name="T14">g</text:span><text:span text:style-name="T13">alaxy </text:span><text:span text:style-name="T14">m</text:span><text:span text:style-name="T13">ap swap info to name only</text:span><text:span text:style-name="T4">.</text:span></text:p>
      <text:p text:style-name="P35"><text:span text:style-name="T15">Bigger ratio means stay longer to the screen</text:span><text:tab/><text:tab/><text:span text:style-name="T15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6"><text:span text:style-name="T13">To adjust the galaxy map font size</text:span><text:span text:style-name="T4">.</text:span></text:p>
      <text:p text:style-name="P35"><text:span text:style-name="T15">Bigger factor means bigger fonts<text:tab/><text:tab/></text:span><text:tab/><text:span text:style-name="T15">Default value = 1.0</text:span></text:p>
      <text:p text:style-name="P55"/>
      <text:h text:style-name="P123" text:outline-level="3"><text:bookmark-start text:name="__RefHeading___Toc1087_32715685491"/>Additions in <text:span text:style-name="T64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76">Default value: NO</text:p>
      <text:p text:style-name="P80">I don’t like being squeezed in a corned in big map with few opponents...</text:p>
      <text:p text:style-name="P80"><text:span text:style-name="T64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76">Default value: 8</text:p>
      <text:p text:style-name="P76"><text:span text:style-name="T65">Minimum number of stars around every empires. </text:span>This parameter will affect the maximum number of <text:span text:style-name="T65">allowed </text:span>opponents, also depend o<text:span text:style-name="T65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76">Default value: 16</text:p>
      <text:p text:style-name="P77"><text:span text:style-name="T65">Preferred number of stars around every empires. </text:span>This parameter will affect the default selected number of opponents, also depend o<text:span text:style-name="T65">n the size of the</text:span> galaxy.</text:p>
      <text:p text:style-name="P76">This parameter will be disabled as soon as the number of opponent<text:span text:style-name="T66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76">Default value: 1.0</text:p>
      <text:p text:style-name="P81">Modify the probability of appearance of each star colour.</text:p>
      <text:p text:style-name="P81">A positive value will multiply the base probability.</text:p>
      <text:p text:style-name="P81"><text:soft-page-break/>A negative values replace it (after the sign is changed, of course!).</text:p>
      <text:p text:style-name="P81">Be careful... This could terribly affect the game!</text:p>
      <text:h text:style-name="Heading_20_4" text:outline-level="4"><text:bookmark-start text:name="__RefHeading___Toc1244_3166989914"/>PLANET TYPE PROBABILITY <text:span text:style-name="T67">GLOBAL</text:span>:<text:bookmark-end text:name="__RefHeading___Toc1244_3166989914"/></text:h>
      <text:p text:style-name="P78">Default value: 1.0</text:p>
      <text:p text:style-name="P78"><text:span text:style-name="T66">Modify the</text:span><text:span text:style-name="T67"> </text:span><text:span text:style-name="T66">probability of appearance of each </text:span><text:span text:style-name="T67">planet type, globally for all</text:span><text:span text:style-name="T66"> </text:span><text:span text:style-name="T67">star </text:span><text:span text:style-name="T66">colour.</text:span></text:p>
      <text:p text:style-name="P82">A positive value will multiply the base probability.</text:p>
      <text:p text:style-name="P82">A negative values replace it (after the sign is changed, of course!).</text:p>
      <text:p text:style-name="P82">Be careful... This could terribly affect the game!</text:p>
      <text:h text:style-name="Heading_20_4" text:outline-level="4"><text:bookmark-start text:name="__RefHeading___Toc1246_3166989914"/>PLANET TYPE PROBABILITY <text:span text:style-name="T68">STAR COLOUR</text:span>:<text:bookmark-end text:name="__RefHeading___Toc1246_3166989914"/></text:h>
      <text:p text:style-name="P79">Default value: 1.0</text:p>
      <text:p text:style-name="P79"><text:span text:style-name="T66">Modify the</text:span><text:span text:style-name="T67"> </text:span><text:span text:style-name="T66">probability of appearance of each </text:span><text:span text:style-name="T67">planet type, globally </text:span><text:span text:style-name="T68">this specific</text:span><text:span text:style-name="T66"> </text:span><text:span text:style-name="T67">star </text:span><text:span text:style-name="T66">colour.</text:span></text:p>
      <text:p text:style-name="P83">A positive value will multiply the base probability.</text:p>
      <text:p text:style-name="P83">A negative values replace it (after the sign is changed, of course!).</text:p>
      <text:p text:style-name="P94">This parameter is applied after the global one.</text:p>
      <text:p text:style-name="P83">Be careful... This could terribly affect the game!</text:p>
      <text:h text:style-name="P125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48_3166989914"/></text:h>
      <text:p text:style-name="P69">If you don’t like to have some races as opponent, <text:span text:style-name="T69">or if your planetary distribution affect a race too much</text:span>, you are able to remove them form the pool <text:span text:style-name="T27">of select</text:span><text:span text:style-name="T69">able</text:span><text:span text:style-name="T27"> opponents.</text:span></text:p>
      <text:p text:style-name="P85">Only the opponents on the <text:span text:style-name="T26">list </text:span>will be shown when you click on the selection rectangle.</text:p>
      <text:p text:style-name="P90">The race list must be written using “/” as separator.</text:p>
      <text:p text:style-name="P90">example:</text:p>
      <text:p text:style-name="P10">User: Human/Mrrshan/Psilon/Bulrathi</text:p>
      <text:h text:style-name="P125" text:outline-level="4"><text:bookmark-start text:name="__RefHeading___Toc1248_31669899141"/><text:span text:style-name="T6">GUI </text:span><text:span text:style-name="T11">AI</text:span><text:span text:style-name="T5"> </text:span><text:span text:style-name="T7">FILTER</text:span><text:span text:style-name="T5">:</text:span> <text:span text:style-name="T26"><text:s/></text:span><text:span text:style-name="T34">(available in Galaxy UI)</text:span><text:bookmark-end text:name="__RefHeading___Toc1248_31669899141"/></text:h>
      <text:p text:style-name="P70">If you don’t like to have some <text:span text:style-name="T84">AI</text:span> as opponent, <text:span text:style-name="T69">or if your planetary distribution affect a</text:span><text:span text:style-name="T84">n</text:span><text:span text:style-name="T69"> </text:span><text:span text:style-name="T84">AI</text:span><text:span text:style-name="T69"> too much</text:span>, you are able to remove them form the pool <text:span text:style-name="T27">of select</text:span><text:span text:style-name="T69">able</text:span><text:span text:style-name="T27"> </text:span><text:span text:style-name="T84">AI</text:span><text:span text:style-name="T27">.</text:span></text:p>
      <text:p text:style-name="P87">Only the <text:span text:style-name="T84">AI</text:span> on the <text:span text:style-name="T26">list </text:span>will <text:span text:style-name="T84">toggle</text:span> when you click on the selection rectangle.</text:p>
      <text:p text:style-name="P92">The <text:span text:style-name="T84">AI</text:span> list must be written using “/” as separator.</text:p>
      <text:p text:style-name="P92">example:</text:p>
      <text:p text:style-name="P15">User: Base/Xilmi/Cruel/Unfair/Random/Allrandom</text:p>
      <text:h text:style-name="P125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"/></text:h>
      <text:p text:style-name="P69">If you don’t like to have some races as opponent, <text:span text:style-name="T69">or if your planetary distribution affect a race too much</text:span>, you are able to remove them form the pool <text:span text:style-name="T27">of select</text:span><text:span text:style-name="T69">able</text:span><text:span text:style-name="T27"> opponents.</text:span></text:p>
      <text:p text:style-name="P85">Only the opponents on the <text:span text:style-name="T26">list </text:span>will be <text:span text:style-name="T71">used by the random generator when starting a new game</text:span>.</text:p>
      <text:p text:style-name="P90">The race list must be written using “/” as separator.</text:p>
      <text:p text:style-name="P90">example:</text:p>
      <text:p text:style-name="P10">User: Human/Mrrshan/Psilon/Bulrathi</text:p>
      <text:h text:style-name="P125" text:outline-level="4"><text:bookmark-start text:name="__RefHeading___Toc1250_316698991412"/><text:span text:style-name="T10">GAME</text:span><text:span text:style-name="T6"> </text:span><text:span text:style-name="T12">AI</text:span><text:span text:style-name="T5">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12"/></text:h>
      <text:p text:style-name="P70">If you don’t like to have some <text:span text:style-name="T84">AI</text:span> as opponent, <text:span text:style-name="T69">or if your planetary distribution affect a </text:span><text:span text:style-name="T84">AI</text:span><text:span text:style-name="T69"> too much</text:span>, you are able to remove them form the pool <text:span text:style-name="T27">of select</text:span><text:span text:style-name="T69">able</text:span><text:span text:style-name="T27"> </text:span><text:span text:style-name="T84">AI</text:span><text:span text:style-name="T27">.</text:span></text:p>
      <text:p text:style-name="P87">Only the <text:span text:style-name="T84">AI</text:span> on the <text:span text:style-name="T26">list </text:span>will be <text:span text:style-name="T71">used by the random generator when starting a new game</text:span>.</text:p>
      <text:p text:style-name="P92">The <text:span text:style-name="T84">AI</text:span> list must be written using “/” as separator.</text:p>
      <text:p text:style-name="P92">example:</text:p>
      <text:p text:style-name="P11">User: Base/Xilmi/Cruel/Random/Allrandom</text:p>
      <text:h text:style-name="P126" text:outline-level="4"><text:bookmark-start text:name="__RefHeading___Toc3915_1109542999"/><text:span text:style-name="T5">GUI </text:span><text:span text:style-name="T8">PRESET</text:span><text:span text:style-name="T5"> OPPONENT:</text:span><text:span text:style-name="T9"> </text:span><text:span text:style-name="T34">(available in Galaxy UI)</text:span><text:bookmark-end text:name="__RefHeading___Toc3915_1109542999"/></text:h>
      <text:p text:style-name="P84">To <text:span text:style-name="T29">fill the opponent list or </text:span>suggest random opponents from a list.</text:p>
      <text:p text:style-name="P88">If option is empty, the opponent is not changed.</text:p>
      <text:p text:style-name="P88">If the option is “null” the result is an empty rectangle.</text:p>
      <text:p text:style-name="P88">If the option is “random” the opponent will be selected from the <text:span text:style-name="T70">full race list</text:span>.</text:p>
      <text:p text:style-name="P89">If the option is “<text:span text:style-name="T70">GUI</text:span>” the opponent will be selected from the <text:span text:style-name="T6">GUI </text:span><text:span text:style-name="T9">RACE </text:span><text:span text:style-name="T7">FILTER</text:span> list.</text:p>
      <text:p text:style-name="P89">If the option is “<text:span text:style-name="T7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88"><text:soft-page-break/>If the option is “random race_1, race_2, race_N” <text:s/>the opponent will be selected from the given list.</text:p>
      <text:p text:style-name="P88">If the list is shorter than the number of opponent<text:span text:style-name="T71">s</text:span> and the last option is random: this last option will be appl<text:span text:style-name="T30">i</text:span>ed to the remaining opponents. Otherwise the remaining opponents aren’t changed.</text:p>
      <text:p text:style-name="P88">The race list must be written using “/” as separator.</text:p>
      <text:p text:style-name="P88">example:</text:p>
      <text:p text:style-name="P9">User <text:s text:c="11"/>: Human/ /<text:span text:style-name="T30">null</text:span>/<text:span text:style-name="T30">random</text:span></text:p>
      <text:p text:style-name="P12">Full_Random <text:s text:c="4"/>: random</text:p>
      <text:p text:style-name="P12">Specific <text:s text:c="7"/>: random Human, Alkari, Silicoid, Mrrshan / random Klackon, Meklar, Psilon, Darlok / random Darlok, Sakkra, Bulrathi / random</text:p>
      <text:p text:style-name="P16"/>
      <text:p text:style-name="P24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26" text:outline-level="4"><text:bookmark-start text:name="__RefHeading___Toc1252_31669899141"/><text:span text:style-name="T5">GUI </text:span><text:span text:style-name="T8">PRESET</text:span><text:span text:style-name="T5"> </text:span><text:span text:style-name="T12">AI</text:span><text:span text:style-name="T5">:</text:span><text:span text:style-name="T9"> </text:span><text:span text:style-name="T34">(available in Galaxy UI)</text:span><text:bookmark-end text:name="__RefHeading___Toc1252_31669899141"/></text:h>
      <text:p text:style-name="P87">To <text:span text:style-name="T29">fill the </text:span><text:span text:style-name="T85">AI</text:span><text:span text:style-name="T29"> list or </text:span>suggest random <text:span text:style-name="T85">AI</text:span> from a list.</text:p>
      <text:p text:style-name="P92">If option is empty, the <text:span text:style-name="T85">AI</text:span> is not changed.</text:p>
      <text:p text:style-name="P92">If the option is “random” the opponent will be selected from the <text:span text:style-name="T70">full </text:span><text:span text:style-name="T85">AI</text:span><text:span text:style-name="T70"> list</text:span>.</text:p>
      <text:p text:style-name="P92">If the option is “<text:span text:style-name="T70">GUI</text:span>” the opponent will be selected from the <text:span text:style-name="T6">GUI </text:span><text:span text:style-name="T12">AI</text:span><text:span text:style-name="T9"> </text:span><text:span text:style-name="T7">FILTER</text:span> list.</text:p>
      <text:p text:style-name="P92">If the option is “<text:span text:style-name="T70">GAME</text:span>” the opponent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92">If the option is “random <text:span text:style-name="T85">AI</text:span>_1, <text:span text:style-name="T85">AI</text:span>_2, <text:span text:style-name="T85">AI</text:span>_N” <text:s/>the <text:span text:style-name="T85">AI</text:span> will be selected from the given list.</text:p>
      <text:p text:style-name="P92">If the list is shorter than the number of opponent<text:span text:style-name="T71">s,</text:span> th<text:span text:style-name="T85">e</text:span> last option will be appl<text:span text:style-name="T30">i</text:span>ed to the remaining opponents.</text:p>
      <text:p text:style-name="P92">The <text:span text:style-name="T85">AI</text:span> list must be written using “/” as separator.</text:p>
      <text:p text:style-name="P92">example:</text:p>
      <text:p text:style-name="P11">User <text:s text:c="11"/>: <text:s/>Xilmi/Cruel/Unfair</text:p>
      <text:p text:style-name="P14">Full_Random <text:s text:c="4"/>: random</text:p>
      <text:p text:style-name="P14">Specific <text:s text:c="7"/>: random <text:span text:style-name="T86">Xilmi</text:span>, <text:span text:style-name="T85">Base</text:span>, <text:span text:style-name="T85">Cruel</text:span> / random <text:span text:style-name="T86">Xilmi</text:span>, <text:span text:style-name="T86">Cruel</text:span> / random</text:p>
      <text:p text:style-name="P19"/>
      <text:p text:style-name="P26"><text:span text:style-name="T33">!!! Don’t break the line</text:span><text:span text:style-name="T32">s</text:span><text:span text:style-name="T33"> !!! even if </text:span><text:span text:style-name="T32">they</text:span><text:span text:style-name="T33"> become very long... Ther</text:span><text:span text:style-name="T35">e</text:span><text:span text:style-name="T33"> is no multi-line analysis.</text:span></text:p>
      <text:h text:style-name="Heading_20_4" text:outline-level="4"><text:bookmark-start text:name="__RefHeading___Toc1254_3166989914"/><text:span text:style-name="T70">START</text:span> <text:span text:style-name="T29">PRESET</text:span> OPPONENT:<text:span text:style-name="T26"> </text:span><text:span text:style-name="T34">(available in Galaxy UI)</text:span><text:bookmark-end text:name="__RefHeading___Toc1254_3166989914"/></text:h>
      <text:p text:style-name="P85">To <text:span text:style-name="T71">replace the random opponent generation when starting a new game</text:span>.</text:p>
      <text:p text:style-name="P90">If option is empty <text:span text:style-name="T71">or null</text:span>, the opponent <text:span text:style-name="T71">will be randomly selected</text:span>.</text:p>
      <text:p text:style-name="P90">If the option is “random” the opponent will be selected from the <text:span text:style-name="T70">full race list</text:span>.</text:p>
      <text:p text:style-name="P90">If the option is “<text:span text:style-name="T70">GUI</text:span>” the opponent will be selected from the <text:span text:style-name="T6">GUI </text:span><text:span text:style-name="T9">RACE </text:span><text:span text:style-name="T7">FILTER</text:span> list.</text:p>
      <text:p text:style-name="P90">If the option is “<text:span text:style-name="T7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90">If the option is “random race_1, race_2, race_N” the opponent will be selected from the given list.</text:p>
      <text:p text:style-name="P90">If the list is shorter than the number of opponent<text:span text:style-name="T71">s,</text:span> this last option will be appl<text:span text:style-name="T30">i</text:span>ed to the remaining opponents. Otherwise the remaining opponents aren’t changed.</text:p>
      <text:p text:style-name="P93">When the maximum number of a type of opponent (5) is reached, it’ll be removed from the list of allowed opponents. When this list is empty, <text:span text:style-name="T72">sorry, a</text:span> forbidden race will be chose<text:span text:style-name="T72">n.</text:span></text:p>
      <text:p text:style-name="P90">The race list must be written using “/” as separator.</text:p>
      <text:p text:style-name="P90">example:</text:p>
      <text:p text:style-name="P10">User <text:s text:c="11"/>: Human/ /<text:span text:style-name="T30">null</text:span>/<text:span text:style-name="T30">random</text:span></text:p>
      <text:p text:style-name="P13">Full_Random <text:s text:c="4"/>: random</text:p>
      <text:p text:style-name="P13">Specific <text:s text:c="7"/>: random Human, Alkari, Silicoid, Mrrshan / random Klackon, Meklar, Psilon, Darlok / random Darlok, Sakkra, Bulrathi / random</text:p>
      <text:p text:style-name="P17"/>
      <text:p text:style-name="P23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27" text:outline-level="4"><text:bookmark-start text:name="__RefHeading___Toc1254_31669899141"/><text:span text:style-name="T70">START</text:span> <text:span text:style-name="T29">PRESET</text:span> <text:span text:style-name="T85">AI</text:span>:<text:span text:style-name="T26"> </text:span><text:span text:style-name="T34">(available in Galaxy UI)</text:span><text:bookmark-end text:name="__RefHeading___Toc1254_31669899141"/></text:h>
      <text:p text:style-name="P86">To <text:span text:style-name="T71">replace the random </text:span><text:span text:style-name="T85">AI</text:span><text:span text:style-name="T71"> generation when starting a new game</text:span>.</text:p>
      <text:p text:style-name="P91">If option is empty <text:span text:style-name="T71">or null</text:span>, the <text:span text:style-name="T85">AI</text:span> <text:span text:style-name="T71">will be randomly selected</text:span>.</text:p>
      <text:p text:style-name="P91">If the option is “random” the <text:span text:style-name="T85">AI</text:span> will be selected from the <text:span text:style-name="T70">full </text:span><text:span text:style-name="T85">AI</text:span><text:span text:style-name="T70"> list</text:span>.</text:p>
      <text:p text:style-name="P91">If the option is “<text:span text:style-name="T70">GUI</text:span>” the <text:span text:style-name="T85">AI</text:span> will be selected from the <text:span text:style-name="T6">GUI </text:span><text:span text:style-name="T12">AI</text:span><text:span text:style-name="T9"> </text:span><text:span text:style-name="T7">FILTER</text:span> list.</text:p>
      <text:p text:style-name="P91">If the option is “<text:span text:style-name="T70">GAME</text:span>” the <text:span text:style-name="T85">AI</text:span>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92">If the option is “random <text:span text:style-name="T85">AI</text:span>_1, <text:span text:style-name="T85">AI</text:span>_2, <text:span text:style-name="T85">AI</text:span>_N” the <text:span text:style-name="T85">AI</text:span> will be selected from the given list.</text:p>
      <text:p text:style-name="P91">If the list is shorter than the number of opponent<text:span text:style-name="T71">s,</text:span> th<text:span text:style-name="T85">e</text:span> last option will be appl<text:span text:style-name="T30">i</text:span>ed to the remaining <text:span text:style-name="T85">AI.</text:span></text:p>
      <text:p text:style-name="P91">The <text:span text:style-name="T85">AI</text:span> list must be written using “/” as separator.</text:p>
      <text:p text:style-name="P91">example:</text:p>
      <text:p text:style-name="P11">User <text:s text:c="11"/>: Xilmi/Cruel/Unfair</text:p>
      <text:p text:style-name="P14">Full_Random <text:s text:c="4"/>: random</text:p>
      <text:p text:style-name="P14"><text:soft-page-break/>Specific <text:s text:c="7"/>: random <text:span text:style-name="T86">Xilmi</text:span>, <text:span text:style-name="T85">Base</text:span>, <text:span text:style-name="T85">Cruel</text:span> / random <text:span text:style-name="T86">Xilmi</text:span>, <text:span text:style-name="T86">Cruel</text:span> / random</text:p>
      <text:p text:style-name="P18"/>
      <text:p text:style-name="P25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19" text:outline-level="1"><text:bookmark-start text:name="__RefHeading___Toc1231_3166989914"/>File Content Description<text:bookmark-end text:name="__RefHeading___Toc1231_3166989914"/></text:h>
      <text:p text:style-name="P1"/>
      <text:p text:style-name="P31"><text:span text:style-name="T72">In t</text:span>he first setting, <text:span text:style-name="T72">you </text:span><text:span text:style-name="T16">declare the </text:span><text:span text:style-name="T72">list of </text:span><text:span text:style-name="T16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21">Don’t change these lines, <text:span text:style-name="T73">the comments will regenerates,</text:span></text:p>
      <text:p text:style-name="P21"><text:span text:style-name="T73">and </text:span>the <text:span text:style-name="T73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21"/>
      <text:p text:style-name="P21">Here is the profiles list, <text:span text:style-name="T73">customize it at will...</text:span></text:p>
      <text:p text:style-name="P21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<text:span text:style-name="T83">a</text:span>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45">To add a profile:<text:tab/><text:tab/>Just add a line with its name and actions, at the next update, every parameter will have it too.</text:p>
      <text:p text:style-name="P45">To remove a profile:<text:tab/>Just delete the line, at the next update, every parameter will have it removed too.</text:p>
      <text:p text:style-name="P45">To disable a profile:<text:tab/>Just delete the actions! </text:p>
      <text:p text:style-name="P45"/>
      <text:p text:style-name="P45">Comments may be added after the “;” and will be kept.</text:p>
      <text:p text:style-name="P45"/>
      <text:p text:style-name="P46">“<text:span text:style-name="T20">Load” action may be put on several line, to be combined together, the last one win the conflicts.</text:span></text:p>
      <text:p text:style-name="P49"><text:soft-page-break/>Same with <text:s/>“Change” and “Surprise”</text:p>
      <text:p text:style-name="P46"/>
      <text:p text:style-name="P46">“<text:span text:style-name="T20">Save</text:span>” <text:span text:style-name="T20">means every enabled profiles will be updated.</text:span></text:p>
      <text:p text:style-name="P46">“<text:span text:style-name="T20">Get” means only enabled profile already having a value are to be updated, this way the empty parameters of partial profiles will be preserved </text:span></text:p>
      <text:p text:style-name="P33"/>
      <text:h text:style-name="Heading_20_3" text:outline-level="3"><text:bookmark-start text:name="__RefHeading___Toc3917_1109542999"/>Parameter example<text:bookmark-end text:name="__RefHeading___Toc3917_1109542999"/></text:h>
      <text:p text:style-name="P22">Then All the parameters are listed, grouped by GUI</text:p>
      <text:p text:style-name="P8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<text:span text:style-name="T87">Hide,</text:span>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38">- <text:span text:style-name="T18">No</text:span><text:span text:style-name="T17">:<text:tab/></text:span><text:span text:style-name="T18">This parameter is disabled.</text:span></text:p>
      <text:p text:style-name="P38">- <text:span text:style-name="T73"><text:s/></text:span><text:span text:style-name="T74">· </text:span><text:span text:style-name="T17">:<text:tab/></text:span><text:span text:style-name="T18">This parameter is disabled. </text:span><text:span text:style-name="T75">May be added after a profile name to disable it locally.</text:span></text:p>
      <text:p text:style-name="P39">- <text:span text:style-name="T87">Hide</text:span><text:span text:style-name="T17">:<text:tab/></text:span><text:span text:style-name="T18">This parameter is disabled, </text:span><text:span text:style-name="T87">and will be “folded”</text:span></text:p>
      <text:p text:style-name="P38">- <text:span text:style-name="T18">All</text:span><text:span text:style-name="T17">:<text:tab/></text:span><text:span text:style-name="T19">Both the Save action and the Load action are</text:span><text:span text:style-name="T18"> </text:span><text:span text:style-name="T19">enabled</text:span><text:span text:style-name="T18">.</text:span></text:p>
      <text:p text:style-name="P33">- <text:span text:style-name="T18">Save</text:span><text:span text:style-name="T17">:<text:tab/></text:span><text:span text:style-name="T19">Only Writing to the </text:span><text:span text:style-name="T18">Profiles.cfg </text:span><text:span text:style-name="T19">is enabled. Neither the GUI nor the game files are changed.</text:span></text:p>
      <text:p text:style-name="P33">- <text:span text:style-name="T18">Load</text:span><text:span text:style-name="T17">:<text:tab/></text:span><text:span text:style-name="T18">Profiles.cfg </text:span><text:span text:style-name="T19">won’t be changed, only the chang</text:span><text:span text:style-name="T21">e</text:span><text:span text:style-name="T19"> in the GUI and the game files is enabled.</text:span></text:p>
      <text:p text:style-name="P32"/>
      <text:h text:style-name="Heading_20_4" text:outline-level="4"><text:bookmark-start text:name="__RefHeading___Toc3921_1109542999"/>History:<text:span text:style-name="T31"> </text:span><text:span text:style-name="T36">(informative)</text:span><text:bookmark-end text:name="__RefHeading___Toc3921_1109542999"/></text:h>
      <text:p text:style-name="P32">- <text:span text:style-name="T17">Current:<text:tab/></text:span>The <text:span text:style-name="T18">GUI</text:span><text:span text:style-name="T17"> content the last time the file was saved</text:span>.</text:p>
      <text:p text:style-name="P32">- <text:span text:style-name="T18">Last</text:span><text:span text:style-name="T17">:<text:tab/><text:tab/></text:span>The “<text:span text:style-name="T18">Current</text:span>”<text:span text:style-name="T17"> content </text:span><text:span text:style-name="T28">in the file,</text:span><text:span text:style-name="T17"> the last time </text:span><text:span text:style-name="T18">ROTP was started</text:span>.</text:p>
      <text:p text:style-name="P32">- <text:span text:style-name="T18">Initial</text:span><text:span text:style-name="T17">:<text:tab/><text:tab/></text:span>The <text:span text:style-name="T18">GUI</text:span><text:span text:style-name="T17"> content </text:span><text:span text:style-name="T18">after ROTP was started and before loading Profiles.cfg</text:span>.</text:p>
      <text:p text:style-name="P32">- <text:span text:style-name="T18">Default</text:span><text:span text:style-name="T17">:<text:tab/></text:span>The <text:span text:style-name="T18">internal default value, dependent on other modders choices</text:span>.</text:p>
      <text:p text:style-name="P32">- <text:span text:style-name="T18">Game</text:span><text:span text:style-name="T17">:<text:tab/><text:tab/></text:span>The <text:span text:style-name="T18">G</text:span><text:span text:style-name="T28">AME</text:span><text:span text:style-name="T17"> content </text:span><text:span text:style-name="T18">(when available) t</text:span><text:span text:style-name="T19">he</text:span><text:span text:style-name="T18"> last time a game was loaded or started</text:span>.</text:p>
      <text:p text:style-name="P46"/>
      <text:p text:style-name="P46">Comments may be added after the “;” and will be kept.</text:p>
      <text:p text:style-name="P46"/>
      <text:p text:style-name="P49">If a parameter is left blank, it won’t be used.</text:p>
      <text:p text:style-name="P49"/>
      <text:p text:style-name="P46">“<text:span text:style-name="T20">Random</text:span>”: <text:span text:style-name="T21">A random value will be taken from the option list (option range for numeric)</text:span></text:p>
      <text:p text:style-name="P47"/>
      <text:p text:style-name="P47">“<text:span text:style-name="T21">Random” Option_A, Option_B: (ex: Random Silicoid, Sakkra)</text:span></text:p>
      <text:p text:style-name="P71"><text:tab/>A random value will be taken from the option list between Option_A and Option_B</text:p>
      <text:p text:style-name="P47"/>
      <text:p text:style-name="P47">“<text:span text:style-name="T21">Random” Value_A, Value_B: <text:s/>(ex: Random 0, 4)</text:span></text:p>
      <text:p text:style-name="P72"><text:tab/>A random value will be taken from the option list between Option(Value_A) and Option(Value_B)</text:p>
      <text:p text:style-name="P50"><text:tab/>Or between these two values for numeric</text:p>
      <text:p text:style-name="P48"/>
      <text:p text:style-name="P48">“<text:span text:style-name="T21">Random” Option_A, Option_B, Option_</text:span><text:span text:style-name="T22">C</text:span><text:span text:style-name="T21">, Option_</text:span><text:span text:style-name="T22">X</text:span><text:span text:style-name="T21">:</text:span></text:p>
      <text:p text:style-name="P48"><text:span text:style-name="T21"><text:tab/>A random value will be taken from the </text:span><text:span text:style-name="T22">given</text:span><text:span text:style-name="T21"> list. </text:span><text:span text:style-name="T22">A value may have several occurrence to increase its probability.</text:span></text:p>
      <text:p text:style-name="P48"><text:soft-page-break/></text:p>
      <text:p text:style-name="P50">For a random choice between two value, repeat them twice: otherwise it’s a range! </text:p>
      <text:p text:style-name="P48"><text:tab/><text:span text:style-name="T22">Example: </text:span>“<text:span text:style-name="T21">Random” Option_A, Option_B, Option_A, Option_B:</text:span></text:p>
      <text:p text:style-name="P48"/>
      <text:h text:style-name="P122" text:outline-level="3"><text:bookmark-start text:name="__RefHeading___Toc3923_1109542999"/><text:span text:style-name="T87">Hidden </text:span>Parameter<text:span text:style-name="T87">s</text:span><text:bookmark-end text:name="__RefHeading___Toc3923_1109542999"/></text:h>
      <text:p text:style-name="P117"><text:span text:style-name="T55">O</text:span><text:span text:style-name="T54">nce hidden, a parameter will appears that way.</text:span></text:p>
      <text:p text:style-name="P7">¦==== Parameter : PLAYER RACE -<text:span text:style-name="T87">Hide</text:span></text:p>
      <text:p text:style-name="P20"/>
      <text:p text:style-name="P97">To restore it, just remove the “-Hide” option, the default configuration will be restored.</text:p>
      <text:p text:style-name="P97">You may as well replace it with the new expected LOCAL ENABLE state:</text:p>
      <text:p text:style-name="P7">¦==== Parameter : PLAYER RACE -<text:span text:style-name="T87">Load</text:span></text:p>
      <text:h text:style-name="P121" text:outline-level="1"><text:bookmark-start text:name="__RefHeading___Toc1231_31669899141"/><text:span text:style-name="T84">Content</text:span><text:span text:style-name="T75"> of the i</text:span>nitial Profile.cfg<text:bookmark-end text:name="__RefHeading___Toc1231_31669899141"/></text:h>
      <text:p text:style-name="P37"/>
      <text:p text:style-name="P5"/>
      <text:p text:style-name="P5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a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The "·" ..</text:p>
      <text:p text:style-name="P5"><text:s text:c="30"/>; prevent it to be mistakenly changed</text:p>
      <text:p text:style-name="P5">; (---- The last loaded Win)</text:p>
      <text:p text:style-name="P5"/>
      <text:p text:style-name="P5">; <text:s/></text:p>
      <text:p text:style-name="P5">; --------- Races Game Options ---------</text:p>
      <text:p text:style-name="P5">; </text:p>
      <text:p text:style-name="P5"/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Sakkra ¦ Last: <text:s/>¦ Initial: Sakkra ¦ Default: Sakkra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Sakkra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<text:s text:c="5"/>; Full random</text:p>
      <text:p text:style-name="P5">Vanilla <text:s text:c="8"/>: Sakkra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Red ¦ Last: <text:s/>¦ Initial: Red ¦ Default: Red ¦ Game: </text:p>
      <text:p text:style-name="P5">¦ LOCAL ENABLE <text:s/>: All <text:s text:c="8"/>; [No, All, Save, Load, Hide, ·]</text:p>
      <text:p text:style-name="P5"/>
      <text:p text:style-name="P5">Continuation <text:s text:c="3"/>: R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Quick ¦ Last: <text:s/>¦ Initial: Quick ¦ Default: Quic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Quic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Quick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Al Bundy ¦ Last: <text:s/>¦ Initial: Al Bundy</text:p>
      <text:p text:style-name="P5">¦ History <text:s text:c="6"/>: Default: Al Bundy ¦ Game: </text:p>
      <text:p text:style-name="P5">¦ LOCAL ENABLE <text:s/>: All <text:s text:c="8"/>; [No, All, Save, Load, Hide, ·]</text:p>
      <text:p text:style-name="P5"/>
      <text:p text:style-name="P5">Continuation <text:s text:c="3"/>: Al Bundy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Al Bundy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Galaxy Options -------------</text:p>
      <text:p text:style-name="P5">; </text:p>
      <text:p text:style-name="P5"/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Rectangle ¦ Last: <text:s/>¦ Initial: Rectangle</text:p>
      <text:p text:style-name="P5">¦ History <text:s text:c="6"/>: Default: Rectangle ¦ Game: </text:p>
      <text:p text:style-name="P5">¦ LOCAL ENABLE <text:s/>: All <text:s text:c="8"/>; [No, All, Save, Load, Hide, ·]</text:p>
      <text:p text:style-name="P5"/>
      <text:p text:style-name="P5">Continuation <text:s text:c="3"/>: Rectangle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Small ¦ Last: <text:s/>¦ Initial: Small ¦ Default: Smal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Sma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SHAPE RECTANGLE OPTION 1</text:p>
      <text:p text:style-name="P5">; Options <text:s text:c="6"/>: [Rectangle_0, Rectangle_1]</text:p>
      <text:p text:style-name="P5">¦ History <text:s text:c="6"/>: Current: Rectangle_0 ¦ Last: <text:s/>¦ Initial: Rectangle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Rectangl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RECTANGLE OPTION 2</text:p>
      <text:p text:style-name="P5">; Options <text:s text:c="6"/>: [Void_0, Void_1, Void_2, Void_5]</text:p>
      <text:p text:style-name="P5">¦ History <text:s text:c="6"/>: Current: Void_0 ¦ Last: <text:s/>¦ Initial: Vo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o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1</text:p>
      <text:p text:style-name="P5">; Options <text:s text:c="6"/>: [Ellipse_0, Ellipse_1, Ellipse_2, Ellipse_3, Ellipse_4,</text:p>
      <text:p text:style-name="P5">; <text:s text:c="2"/>" " <text:s text:c="8"/>: Symmetric]</text:p>
      <text:p text:style-name="P5">¦ History <text:s text:c="6"/>: Current: Ellipse_0 ¦ Last: <text:s/>¦ Initial: Ellipse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Ellips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2</text:p>
      <text:p text:style-name="P5"><text:soft-page-break/>; Options <text:s text:c="6"/>: [Void_0, Void_1, Void_2, Void_3, Void_4]</text:p>
      <text:p text:style-name="P5">¦ History <text:s text:c="6"/>: Current: Void_0 ¦ Last: <text:s/>¦ Initial: Vo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o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1</text:p>
      <text:p text:style-name="P5">; Options <text:s text:c="6"/>: [2_Arms, 3_Arms, 4_Arms, 5_Arms, 6_Arms, 7_Arms, 8_Arms,</text:p>
      <text:p text:style-name="P5">; <text:s text:c="2"/>" " <text:s text:c="8"/>: Symmetric]</text:p>
      <text:p text:style-name="P5">¦ History <text:s text:c="6"/>: Current: 2_Arms ¦ Last: <text:s/>¦ Initial: 2_Arms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2_Arm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2</text:p>
      <text:p text:style-name="P5">; Options <text:s text:c="6"/>: [Rotation_0, Rotation_1, Rotation_2, Rotation_3, Rotation_4,</text:p>
      <text:p text:style-name="P5">; <text:s text:c="2"/>" " <text:s text:c="8"/>: Rotation_5, Rotation_6]</text:p>
      <text:p text:style-name="P5">¦ History <text:s text:c="6"/>: Current: Rotation_0 ¦ Last: <text:s/>¦ Initial: Rotation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Rotation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1</text:p>
      <text:p text:style-name="P5">; Options <text:s text:c="6"/>: [Text_0, Text_1, Text_2]</text:p>
      <text:p text:style-name="P5">¦ History <text:s text:c="6"/>: Current: Text_0 ¦ Last: <text:s/>¦ Initial: Text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Text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2</text:p>
      <text:p text:style-name="P5">; Options <text:s text:c="6"/>: [1_Line, 2_Line, 3_Line]</text:p>
      <text:p text:style-name="P5">¦ History <text:s text:c="6"/>: Current: 1_Line ¦ Last: <text:s/>¦ Initial: 1_Line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_Li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<text:soft-page-break/>Vanilla <text:s text:c="8"/>:</text:p>
      <text:p text:style-name="P5">LastWord <text:s text:c="7"/>:</text:p>
      <text:p text:style-name="P5"/>
      <text:p text:style-name="P5"/>
      <text:p text:style-name="P5">¦==== Parameter : SHAPE LORENZ OPTION 1</text:p>
      <text:p text:style-name="P5">; Options <text:s text:c="6"/>: [Lorenz_0, Lorenz_1]</text:p>
      <text:p text:style-name="P5">¦ History <text:s text:c="6"/>: Current: Lorenz_0 ¦ Last: <text:s/>¦ Initial: Lorenz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Lorenz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LORENZ OPTION 2</text:p>
      <text:p text:style-name="P5">; Options <text:s text:c="6"/>: [View_0, View_1, View_2]</text:p>
      <text:p text:style-name="P5">¦ History <text:s text:c="6"/>: Current: View_0 ¦ Last: <text:s/>¦ Initial: View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iew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1</text:p>
      <text:p text:style-name="P5">; Options <text:s text:c="6"/>: [Fractal_0, Fractal_1]</text:p>
      <text:p text:style-name="P5">¦ History <text:s text:c="6"/>: Current: Fractal_0 ¦ Last: <text:s/>¦ Initial: Fractal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Fractal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2</text:p>
      <text:p text:style-name="P5">; Options <text:s text:c="6"/>: [Option_A, Option_B, Option_C]</text:p>
      <text:p text:style-name="P5">¦ History <text:s text:c="6"/>: Current: Option_A ¦ Last: <text:s/>¦ Initial: Option_A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Option_A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MAZE OPTION 1</text:p>
      <text:p text:style-name="P5">; Options <text:s text:c="6"/>: [Maze_0, Maze_1, Maze_2]</text:p>
      <text:p text:style-name="P5">¦ History <text:s text:c="6"/>: Current: Maze_0 ¦ Last: <text:s/>¦ Initial: Maze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aze_0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HURIKEN OPTION 1</text:p>
      <text:p text:style-name="P5">; Options <text:s text:c="6"/>: [Shuriken_0, Shuriken_1, Shuriken_2]</text:p>
      <text:p text:style-name="P5">¦ History <text:s text:c="6"/>: Current: Shuriken_0 ¦ Last: <text:s/>¦ Initial: Shuriken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Shuriken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BULLSEYE OPTION 1</text:p>
      <text:p text:style-name="P5">; Options <text:s text:c="6"/>: [Bullseye_0, Bullseye_1, Bullseye_2]</text:p>
      <text:p text:style-name="P5">¦ History <text:s text:c="6"/>: Current: Bullseye_0 ¦ Last: <text:s/>¦ Initial: Bullseye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Bullsey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GRID OPTION 1</text:p>
      <text:p text:style-name="P5">; Options <text:s text:c="6"/>: [Grid_0, Grid_1, Grid_2]</text:p>
      <text:p text:style-name="P5">¦ History <text:s text:c="6"/>: Current: Grid_0 ¦ Last: <text:s/>¦ Initial: Gr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Gr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CLUSTER OPTION 1</text:p>
      <text:p text:style-name="P5">; Options <text:s text:c="6"/>: [Cluster_0, Cluster_1, Cluster_2]</text:p>
      <text:p text:style-name="P5">¦ History <text:s text:c="6"/>: Current: Cluster_0 ¦ Last: <text:s/>¦ Initial: Cluster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Cluster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WIRLCLUSTERS OPTION 1</text:p>
      <text:p text:style-name="P5">; Options <text:s text:c="6"/>: [Swirlclusters_0, Swirlclusters_1, Swirlclusters_2]</text:p>
      <text:p text:style-name="P5">¦ History <text:s text:c="6"/>: Current: Swirlclusters_0 ¦ Last: <text:s/>¦ Initial: Swirlclusters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><text:soft-page-break/></text:p>
      <text:p text:style-name="P5">Continuation <text:s text:c="3"/>: Swirlclusters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ARMS OPTION 1</text:p>
      <text:p text:style-name="P5">; Options <text:s text:c="6"/>: [Spiralarms_0, Spiralarms_1, Spiralarms_2, Spiralarms_3,</text:p>
      <text:p text:style-name="P5">; <text:s text:c="2"/>" " <text:s text:c="8"/>: Spiralarms_4]</text:p>
      <text:p text:style-name="P5">¦ History <text:s text:c="6"/>: Current: Spiralarms_0 ¦ Last: <text:s/>¦ Initial: Spiralarms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Spiralarms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Normal ¦ Last: <text:s/>¦ Initial: Normal ¦ Default: Easy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Cruel ¦ Last: <text:s/>¦ Initial: Cruel ¦ Default: Bas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Crue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15, Rnd Low=1, Rnd Up=15]</text:p>
      <text:p text:style-name="P5">¦ History <text:s text:c="6"/>: Current: 4 ¦ Last: <text:s/>¦ Initial: 4 ¦ Default: 3 ¦ Game: </text:p>
      <text:p text:style-name="P5">¦ LOCAL ENABLE <text:s/>: All <text:s text:c="8"/>; [No, All, Save, Load, Hide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<text:soft-page-break/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><text:soft-page-break/></text:p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"null" the result is an empty rectangle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<text:s/>the opponent will be</text:p>
      <text:p text:style-name="P5"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When the maximum number of a type of</text:p>
      <text:p text:style-name="P5">; opponent (5) is reached, it’ll be removed from the list of allowed opponents.</text:p>
      <text:p text:style-name="P5">; When this list is empty, sorry, a forbidden race will be chosen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¦ History <text:s text:c="6"/>: Current: Human/Alkari/Silicoid/Mrrshan/Klackon/Meklar/Psilon/Darlok/Sakkra/Bulrathi/Silicoid/Neohuman/Monocle/Jacktrades/Earlygame/Wardemon/Gearhead</text:p>
      <text:p text:style-name="P5"><text:soft-page-break/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UI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toggle when you click on the selection</text:p>
      <text:p text:style-name="P5">; rectangl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GAME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be used by the random generator when starting a</text:p>
      <text:p text:style-name="P5">; new gam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><text:soft-page-break/></text:p>
      <text:p text:style-name="P5">¦==== Parameter : GUI PRESET AI</text:p>
      <text:p text:style-name="P5">; <text:s/></text:p>
      <text:p text:style-name="P5">; To fill the AI opponent list or suggest random opponents AI from a list.</text:p>
      <text:p text:style-name="P5">; If option is empty, the opponent AI is not chang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AI FILTER</text:p>
      <text:p text:style-name="P5">; list.</text:p>
      <text:p text:style-name="P5">; If the option is "GAME" the opponent will be selected from the GAME AI FILTER</text:p>
      <text:p text:style-name="P5">; list.</text:p>
      <text:p text:style-name="P5">; If the option is "random AI_1, AI_2, AI_N" <text:s/>the AI will be selected from the</text:p>
      <text:p text:style-name="P5">; given list.</text:p>
      <text:p text:style-name="P5">; If the list is shorter than the number of opponents, the last option will be</text:p>
      <text:p text:style-name="P5">; applied to the remaining AI.The AI list must be written using "/" as</text:p>
      <text:p text:style-name="P5">;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START PRESET AI</text:p>
      <text:p text:style-name="P5">; <text:s/></text:p>
      <text:p text:style-name="P5">; To replace the random opponent AI generation when starting a new game.</text:p>
      <text:p text:style-name="P5">; If option is empty, the opponent AI will be randomly selected.</text:p>
      <text:p text:style-name="P5">; If the option is "random" the opponent AI will be selected from the full AI</text:p>
      <text:p text:style-name="P5">; list.</text:p>
      <text:p text:style-name="P5">; If the option is "GUI" the opponent AI will be selected from the GUI AI</text:p>
      <text:p text:style-name="P5">; FILTER list.</text:p>
      <text:p text:style-name="P5">; If the option is "GAME" the opponent AI will be selected from the GAME AI</text:p>
      <text:p text:style-name="P5">; FILTER list.</text:p>
      <text:p text:style-name="P5">; If the option is "random AI_1, AI_2, AI_N the opponent AI will be selected</text:p>
      <text:p text:style-name="P5">; from the given list.</text:p>
      <text:p text:style-name="P5">; If the list is shorter than the number of AI, the last option will be applied</text:p>
      <text:p text:style-name="P5">; to the remaining AI.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>; <text:s/></text:p>
      <text:p text:style-name="P5">; ----------- Advanced Game Options -----------</text:p>
      <text:p text:style-name="P5">; </text:p>
      <text:p text:style-name="P5"/>
      <text:p text:style-name="P5">¦==== Parameter : GALAXY AGE</text:p>
      <text:p text:style-name="P5">; Options <text:s text:c="6"/>: [Young, Normal, Old]</text:p>
      <text:p text:style-name="P5">¦ History <text:s text:c="6"/>: Current: Normal ¦ Last: <text:s/>¦ Initial: Normal ¦ Default: Normal</text:p>
      <text:p text:style-name="P5"><text:soft-page-break/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<text:soft-page-break/>¦==== Parameter : RANDOM EVENTS</text:p>
      <text:p text:style-name="P5">; Options <text:s text:c="6"/>: [On, Monsters, Off]</text:p>
      <text:p text:style-name="P5">¦ History <text:s text:c="6"/>: Current: Monsters ¦ Last: <text:s/>¦ Initial: Monsters ¦ Default: On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COUNCIL</text:p>
      <text:p text:style-name="P5">; Options <text:s text:c="6"/>: [Immediate, Rebels, None]</text:p>
      <text:p text:style-name="P5">¦ History <text:s text:c="6"/>: Current: Rebels ¦ Last: <text:s/>¦ Initial: Rebels ¦ Default: Rebels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None ¦ Last: <text:s/>¦ Initial: None ¦ Default: Non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<text:s/>¦ Initial: Off ¦ Default: Off ¦ Game: </text:p>
      <text:p text:style-name="P5">¦ LOCAL ENABLE <text:s/>: All <text:s text:c="8"/>; [No, All, Save, Load, Hide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<text:soft-page-break/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Modnar's Options -------------</text:p>
      <text:p text:style-name="P5">; </text:p>
      <text:p text:style-name="P5"/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; Options <text:s text:c="6"/>: [Min=-4, Max=6, Rnd Low=-4, Rnd Up=6]</text:p>
      <text:p text:style-name="P5">¦ History <text:s text:c="6"/>: Current: 3 ¦ Last: <text:s/>¦ Initial: 3 ¦ Default: 0 ¦ Game: </text:p>
      <text:p text:style-name="P5"><text:soft-page-break/>¦ LOCAL ENABLE <text:s/>: All <text:s text:c="8"/>; [No, All, Save, Load, Hide, ·]</text:p>
      <text:p text:style-name="P5"/>
      <text:p text:style-name="P5">Continuation <text:s text:c="3"/>: 3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329 ¦ Last: <text:s/>¦ Initial: 329 ¦ Default: 100 ¦ Game: </text:p>
      <text:p text:style-name="P5">¦ LOCAL ENABLE <text:s/>: All <text:s text:c="8"/>; [No, All, Save, Load, Hide, ·]</text:p>
      <text:p text:style-name="P5"/>
      <text:p text:style-name="P5">Continuation <text:s text:c="3"/>: 32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1.0 ¦ Last: <text:s/>¦ Initial: 1.0 ¦ Default: 0.66 ¦ Game: </text:p>
      <text:p text:style-name="P5">¦ LOCAL ENABLE <text:s/>: All <text:s text:c="8"/>; [No, All, Save, Load, Hide, ·]</text:p>
      <text:p text:style-name="P5"/>
      <text:p text:style-name="P5">Continuation <text:s text:c="3"/>: 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S</text:p>
      <text:p text:style-name="P5">; Options <text:s text:c="6"/>: [None, Ai, Player, None]</text:p>
      <text:p text:style-name="P5"><text:soft-page-break/>¦ History <text:s text:c="6"/>: Current: None ¦ Last: <text:s/>¦ Initial: None ¦ Default: Non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Hide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>; <text:s/></text:p>
      <text:p text:style-name="P5">; ------------- Governor Options -------------</text:p>
      <text:p text:style-name="P5">; <text:s/></text:p>
      <text:p text:style-name="P5">; </text:p>
      <text:p text:style-name="P5"/>
      <text:p text:style-name="P5">¦==== Parameter : GOVERNOR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Hide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<text:soft-page-break/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>; <text:s/></text:p>
      <text:p text:style-name="P5">; ------------- Broken Registry Options -------------</text:p>
      <text:p text:style-name="P5">; </text:p>
      <text:p text:style-name="P5"/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NONE/WHITE/RED/BLUE/GREEN/YELLOW/AQUA/ORANGE/LIGHT BLUE/PURPLE/PINK</text:p>
      <text:p text:style-name="P5">¦ History <text:s text:c="6"/>: Last: </text:p>
      <text:p text:style-name="P5"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/WHITE/RED/BLUE/GREEN/YELLOW/AQUA/ORANGE/LIGHT ..</text:p>
      <text:p text:style-name="P5"><text:s text:c="16"/>; BLUE/PURPLE/PIN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; This parameter will be disabled as soon as a number of opponents is chosen.</text:p>
      <text:p text:style-name="P5">; </text:p>
      <text:p text:style-name="P5"><text:soft-page-break/>; Options <text:s text:c="6"/>: [Min=0, Max=1000000, Rnd Low=16, Rnd Up=24]</text:p>
      <text:p text:style-name="P5">¦ History <text:s text:c="6"/>: Current: 16 ¦ Last: <text:s/>¦ Initial: 16 ¦ Default: 16 ¦ Game: </text:p>
      <text:p text:style-name="P5">¦ LOCAL ENABLE <text:s/>: All <text:s text:c="8"/>; [No, All, Save, Load, Hide, ·]</text:p>
      <text:p text:style-name="P5"/>
      <text:p text:style-name="P5">Continuation <text:s text:c="3"/>: 1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8 ¦ Last: <text:s/>¦ Initial: 8 ¦ Default: 8 ¦ Game: </text:p>
      <text:p text:style-name="P5">¦ LOCAL ENABLE <text:s/>: All <text:s text:c="8"/>; [No, All, Save, Load, Hide, ·]</text:p>
      <text:p text:style-name="P5"/>
      <text:p text:style-name="P5">Continuation <text:s text:c="3"/>: 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/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0/1.0/1.0/1.0/1.0/1.0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Hide, ·]</text:p>
      <text:p text:style-name="P5"/>
      <text:p text:style-name="P5">Continuation <text:s text:c="3"/>: 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<text:soft-page-break/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WHITE</text:p>
      <text:p text:style-name="P5"><text:soft-page-break/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15T19:54:22.898000000</dc:date>
    <meta:editing-duration>PT7H43M1S</meta:editing-duration>
    <meta:editing-cycles>43</meta:editing-cycles>
    <meta:generator>LibreOffice/7.2.7.2$Windows_X86_64 LibreOffice_project/8d71d29d553c0f7dcbfa38fbfda25ee34cce99a2</meta:generator>
    <meta:document-statistic meta:table-count="0" meta:image-count="0" meta:object-count="0" meta:page-count="33" meta:paragraph-count="1607" meta:word-count="10565" meta:character-count="70800" meta:non-whitespace-character-count="54154"/>
  </office:meta>
</office:document-meta>
</file>